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Evaluation</text:span></text:p>
      <text:p text:style-name="P1"><text:span text:style-name="T1"/></text:p>
      <text:p text:style-name="P1"><text:span text:style-name="T2">Exercice 2 : </text:span></text:p>
      <text:p text:style-name="P1"><text:span text:style-name="T3">1) Construisez le modèle physique et pour chaque association, expliquez la transformation du MCD en MPD.</text:span></text:p>
      <text:p text:style-name="P2"><draw:frame text:anchor-type="as-char" svg:width="148.57mm" svg:height="26.43mm" style:rel-width="scale" style:rel-height="scale"><draw:object-ole xlink:href="OleObj1"/><draw:image xlink:href="ObjectReplacements/OleObj1"/></draw:frame><text:span text:style-name="T5"/></text:p>
      <text:p text:style-name="P2"><draw:frame text:anchor-type="as-char" svg:width="148.57mm" svg:height="27.50mm" style:rel-width="scale" style:rel-height="scale"><draw:object-ole xlink:href="OleObj2"/><draw:image xlink:href="ObjectReplacements/OleObj2"/></draw:frame><text:span text:style-name="T7"/></text:p>
      <text:p text:style-name="P3"><text:span text:style-name="T7">L'association "Passe" indique que la commande est passée par le client, et que celui-ci ne peut passer une ou plusieurs commandes.</text:span></text:p>
      <text:p text:style-name="P3"><text:span text:style-name="T7"/></text:p>
      <text:p text:style-name="P3"><text:span text:style-name="T7">L'association "SeComposeDe" elle, génère une nouvelle table, afin de faire la relation entre la table Article et la table Commande.<text:tab/>Ici, une commande peut se composer de plusieurs articles.</text:span></text:p>
      <text:p text:style-name="P3"><text:span text:style-name="T8">2) Pour chaque table, expliquez (en justifiant) les champs qui servent de clés (primaires ou étrangères)</text:span><text:span text:style-name="T9"/></text:p>
      <text:p text:style-name="P3"><text:span text:style-name="T10">La table "Client" contient 1 clé primaire, la clé cli_id. Elle permettent de référencer les différents clients et donc de leur attribuer un numéro.</text:span></text:p>
      <text:p text:style-name="P3"><text:span text:style-name="T10"/></text:p>
      <text:p text:style-name="P3"><text:span text:style-name="T10">La table "Commande" contient 1 clé primaire : la clé com_id et 1 clé étrangères : la clé cli_id.</text:span></text:p>
      <text:p text:style-name="P3"><text:span text:style-name="T10">La clé primaire permet de référencer les différentes commandes et donc de leur attribuer un numéro et la clé étrangère permet d'assigner au numéro de commande, le numéro du-dit client.</text:span></text:p>
      <text:p text:style-name="P3"><text:span text:style-name="T10"/></text:p>
      <text:p text:style-name="P3"><text:span text:style-name="T10">La table "SeComposeDe" se compose de 2 clés étrangères, com_id qui viens de la table "Commande" et de art_id qui viens de la table "Article". </text:span></text:p>
      <text:p text:style-name="P3"><text:span text:style-name="T10">La première clé désigne le numéro de commande et permet de lui une commande. La 2eme clé permet d'ajouter un ou plusieurs articles a cette commande.</text:span></text:p>
      <text:p text:style-name="P3"><text:span text:style-name="T10"/></text:p>
      <text:p text:style-name="P3"><text:span text:style-name="T11">3)Générez le script de création de la base de données</text:span></text:p>
      <text:p text:style-name="P4"><text:span text:style-name="T12">CREATE TABLE Client(</text:span></text:p>
      <text:p text:style-name="P4"><text:span text:style-name="T12"><text:s text:c="3"/>cli_id COUNTER,</text:span></text:p>
      <text:p text:style-name="P4"><text:span text:style-name="T12"><text:s text:c="3"/>cli_nom VARCHAR(30),</text:span></text:p>
      <text:p text:style-name="P4"><text:span text:style-name="T12"><text:s text:c="3"/>cli_prenom VARCHAR(30),</text:span></text:p>
      <text:p text:style-name="P4"><text:span text:style-name="T12"><text:s text:c="3"/>PRIMARY KEY(cli_id)</text:span></text:p>
      <text:p text:style-name="P4"><text:span text:style-name="T12">);</text:span></text:p>
      <text:p text:style-name="P4"><text:span text:style-name="T12"/></text:p>
      <text:p text:style-name="P4"><text:span text:style-name="T12">CREATE TABLE Commande(</text:span></text:p>
      <text:p text:style-name="P4"><text:span text:style-name="T12"><text:s text:c="3"/>com_id COUNTER,</text:span></text:p>
      <text:p text:style-name="P4"><text:span text:style-name="T12"><text:s text:c="3"/>com_date DATETIME,</text:span></text:p>
      <text:p text:style-name="P4"><text:span text:style-name="T12"><text:s text:c="3"/>com_montant CURRENCY,</text:span></text:p>
      <text:p text:style-name="P4"><text:span text:style-name="T12"><text:s text:c="3"/>cli_id INT NOT NULL,</text:span></text:p>
      <text:p text:style-name="P4"><text:span text:style-name="T12"><text:s text:c="3"/>PRIMARY KEY(com_id),</text:span></text:p>
      <text:p text:style-name="P4"><text:span text:style-name="T12"><text:s text:c="3"/>FOREIGN KEY(cli_id) REFERENCES Client(cli_id)</text:span></text:p>
      <text:p text:style-name="P4"><text:span text:style-name="T12">);</text:span></text:p>
      <text:p text:style-name="P4"><text:span text:style-name="T12"/></text:p>
      <text:p text:style-name="P4"><text:span text:style-name="T12">CREATE TABLE Article(</text:span></text:p>
      <text:p text:style-name="P4"><text:span text:style-name="T12"><text:s text:c="3"/>art_id INT,</text:span></text:p>
      <text:p text:style-name="P4"><text:span text:style-name="T12"><text:s text:c="3"/>art_designation VARCHAR(50),</text:span></text:p>
      <text:p text:style-name="P4"><text:span text:style-name="T12"><text:s text:c="3"/>art_prix_unitaire CURRENCY,</text:span></text:p>
      <text:p text:style-name="P4"><text:span text:style-name="T12"><text:s text:c="3"/>PRIMARY KEY(art_id)</text:span></text:p>
      <text:p text:style-name="P4"><text:span text:style-name="T12">);</text:span></text:p>
      <text:p text:style-name="P4"><text:span text:style-name="T12"/></text:p>
      <text:p text:style-name="P4"><text:span text:style-name="T12">CREATE TABLE SeComposeDe(</text:span></text:p>
      <text:p text:style-name="P4"><text:span text:style-name="T12"><text:s text:c="3"/>com_id INT,</text:span></text:p>
      <text:p text:style-name="P4"><text:span text:style-name="T12"><text:s text:c="3"/>art_id INT,</text:span></text:p>
      <text:p text:style-name="P4"><text:span text:style-name="T12"><text:s text:c="3"/>quantite INT,</text:span></text:p>
      <text:p text:style-name="P4"><text:span text:style-name="T12"><text:s text:c="3"/>tva DECIMAL(2,2),</text:span></text:p>
      <text:p text:style-name="P4"><text:span text:style-name="T12"><text:s text:c="3"/>PRIMARY KEY(com_id, art_id),</text:span></text:p>
      <text:p text:style-name="P4"><text:span text:style-name="T12"><text:s text:c="3"/>FOREIGN KEY(com_id) REFERENCES Commande(com_id),</text:span></text:p>
      <text:p text:style-name="P4"><text:span text:style-name="T12"><text:s text:c="3"/>FOREIGN KEY(art_id) REFERENCES Article(art_id)</text:span></text:p>
      <text:p text:style-name="P4"><text:span text:style-name="T12">);</text:span><text:span text:style-name="T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